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F000001286628850919D09299.jpg" manifest:media-type="image/jpeg"/>
  <manifest:file-entry manifest:full-path="Pictures/100000000000037E00000183F1B2F7E405D5C91F.png" manifest:media-type="image/png"/>
  <manifest:file-entry manifest:full-path="Pictures/10000000000001F4000001790D7A63EE88F2DE4F.jpg" manifest:media-type="image/jpeg"/>
  <manifest:file-entry manifest:full-path="Pictures/1000000000000271000002069AC59E2EE8DEB3CA.png" manifest:media-type="image/png"/>
  <manifest:file-entry manifest:full-path="Pictures/1000000000000604000001F029C13915DD6A1303.jpg" manifest:media-type="image/jpeg"/>
  <manifest:file-entry manifest:full-path="Pictures/10000000000000DC000000A5F0DC79049DACE522.jpg" manifest:media-type="image/jpeg"/>
  <manifest:file-entry manifest:full-path="Pictures/10000000000002580000025841BC6403A02CA1E3.jpg" manifest:media-type="image/jpeg"/>
  <manifest:file-entry manifest:full-path="Pictures/10000000000004000000030097E9DC8670EEF80C.jpg" manifest:media-type="image/jpeg"/>
  <manifest:file-entry manifest:full-path="Pictures/10000201000001F40000019A780CDA466932D656.png" manifest:media-type="image/png"/>
  <manifest:file-entry manifest:full-path="Pictures/100000000000037B0000035486CDB05E6340D7B5.png" manifest:media-type="image/png"/>
  <manifest:file-entry manifest:full-path="Pictures/1000000000000640000004B0BFA08B0C2898B00C.png" manifest:media-type="image/png"/>
  <manifest:file-entry manifest:full-path="Pictures/1000000000000225000002484230824E85872E1C.png" manifest:media-type="image/png"/>
  <manifest:file-entry manifest:full-path="Pictures/1000000000000640000004B00535F804FD43B05F.png" manifest:media-type="image/png"/>
  <manifest:file-entry manifest:full-path="Pictures/10000201000003200000035F734DD8706F861A16.png" manifest:media-type="image/png"/>
  <manifest:file-entry manifest:full-path="Pictures/1000000000000A0000000780E28F00FBFE7803A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fill="solid" draw:fill-color="#ffffff" fo:min-height="7.196cm"/>
    </style:style>
    <style:style style:name="gr4" style:family="graphic" style:parent-style-name="standard">
      <style:graphic-properties draw:stroke="solid" draw:fill="solid" draw:fill-color="#ffffff" fo:min-height="1.029cm"/>
    </style:style>
    <style:style style:name="gr5" style:family="graphic" style:parent-style-name="Object_20_with_20_no_20_fill_20_and_20_no_20_line">
      <style:graphic-properties draw:stroke="none" draw:fill="solid" draw:fill-color="#aea79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draw:fill="solid" draw:fill-color="#ffffff" fo:min-height="6.577cm"/>
    </style:style>
    <style:style style:name="gr7" style:family="graphic" style:parent-style-name="standard">
      <style:graphic-properties draw:stroke="solid" draw:fill="solid" draw:fill-color="#ffffff" fo:min-height="7.907cm"/>
    </style:style>
    <style:style style:name="gr8" style:family="graphic" style:parent-style-name="standard">
      <style:graphic-properties draw:stroke="solid" draw:fill="solid" draw:fill-color="#ffffff" fo:min-height="7.924cm"/>
    </style:style>
    <style:style style:name="gr9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draw:fill="solid" draw:fill-color="#ffffff" fo:min-height="7.941cm"/>
    </style:style>
    <style:style style:name="gr11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12" style:family="graphic" style:parent-style-name="standard">
      <style:graphic-properties draw:stroke="solid" draw:fill="solid" draw:fill-color="#ffffff" fo:min-height="2.925cm"/>
    </style:style>
    <style:style style:name="gr13" style:family="graphic" style:parent-style-name="standard">
      <style:graphic-properties draw:stroke="solid" draw:fill="solid" draw:fill-color="#ffffff" fo:min-height="4.208cm"/>
    </style:style>
    <style:style style:name="gr14" style:family="graphic" style:parent-style-name="standard">
      <style:graphic-properties draw:stroke="solid" draw:fill="solid" draw:fill-color="#ffffff" fo:min-height="7.135cm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6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title">
      <style:graphic-properties draw:auto-grow-height="true" fo:min-height="3.506cm"/>
    </style:style>
    <style:style style:name="pr2" style:family="presentation" style:parent-style-name="oranssi-outline1">
      <style:graphic-properties fo:min-height="14.75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>
      <style:graphic-properties draw:stroke="solid" svg:stroke-width="0.051cm" draw:marker-start-width="0.355cm" draw:marker-end-width="0.355cm" draw:fill="solid" draw:fill-color="#ccff99" fo:min-height="0.856cm" fo:padding-top="0.025cm" fo:padding-bottom="0.025cm" fo:padding-left="0.025cm" fo:padding-right="0.025cm"/>
    </style:style>
    <style:style style:name="pr6" style:family="presentation" style:parent-style-name="oranssi-title">
      <style:graphic-properties fo:min-height="3.506cm"/>
    </style:style>
    <style:style style:name="pr7" style:family="presentation" style:parent-style-name="oranssi-outline1">
      <style:graphic-properties fo:min-height="14.247cm"/>
    </style:style>
    <style:style style:name="pr8" style:family="presentation" style:parent-style-name="oranssi-outline1">
      <style:graphic-properties draw:auto-grow-height="true" fo:min-height="13.859cm"/>
    </style:style>
    <style:style style:name="pr9" style:family="presentation" style:parent-style-name="oranssi-notes">
      <style:graphic-properties draw:fill-color="#ffffff" fo:min-height="13.364cm"/>
    </style:style>
    <style:style style:name="pr10" style:family="presentation" style:parent-style-name="oranssi-outline1">
      <style:graphic-properties fo:min-height="15.093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/>
      <style:paragraph-properties fo:text-align="start"/>
      <style:text-properties style:font-name="Courier 10 Pitch1" fo:font-size="16pt" style:font-name-asian="Cumberland AMT1" style:font-size-asian="16pt" style:font-name-complex="Cumberland AMT1" style:font-size-complex="16pt"/>
    </style:style>
    <style:style style:name="P6" style:family="paragraph">
      <loext:graphic-properties draw:fill="solid" draw:fill-color="#aea79f"/>
      <style:paragraph-properties fo:text-align="center"/>
    </style:style>
    <style:style style:name="P7" style:family="paragraph">
      <loext:graphic-properties draw:fill="solid" draw:fill-color="#ccff99"/>
      <style:text-properties fo:font-size="20pt" style:font-size-asian="20pt" style:font-size-complex="20pt"/>
    </style:style>
    <style:style style:name="P8" style:family="paragraph">
      <loext:graphic-properties draw:fill-color="#ff3333" draw:opacity="20%"/>
      <style:paragraph-properties fo:text-align="start"/>
      <style:text-properties fo:font-size="12pt" style:font-size-asian="12pt" style:font-size-complex="12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loext:graphic-properties draw:opacity="20%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style:text-properties fo:font-style="italic" style:font-style-asian="italic" style:font-style-complex="italic"/>
    </style:style>
    <style:style style:name="P12" style:family="paragraph">
      <loext:graphic-properties draw:fill-color="#ffffff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Courier 10 Pitch1" fo:font-size="20pt" fo:font-weight="normal" style:font-name-asian="Cumberland AMT1" style:font-size-asian="20pt" style:font-weight-asian="normal" style:font-name-complex="Cumberland AMT1" style:font-size-complex="20pt" style:font-weight-complex="normal"/>
    </style:style>
    <style:style style:name="T8" style:family="text">
      <style:text-properties style:font-name="Courier1" fo:font-size="28pt" style:font-size-asian="28pt" style:font-size-complex="28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font-name="Courier1" fo:font-size="18pt" style:font-size-asian="18pt" style:font-size-complex="18pt"/>
    </style:style>
    <style:style style:name="T11" style:family="text">
      <style:text-properties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12" style:family="text">
      <style:text-properties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13" style:family="text">
      <style:text-properties fo:font-size="20pt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style:font-name="Courier New1" fo:font-size="28pt" style:font-size-asian="28pt" style:font-size-complex="28pt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style:font-name="Courier 10 Pitch1" fo:font-size="16pt" fo:font-style="italic" fo:font-weight="normal" style:font-name-asian="Cumberland AMT1" style:font-size-asian="16pt" style:font-style-asian="italic" style:font-weight-asian="normal" style:font-name-complex="Cumberland AMT1" style:font-size-complex="16pt" style:font-style-complex="italic" style:font-weight-complex="normal"/>
    </style:style>
    <style:style style:name="T18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19" style:family="text">
      <style:text-properties fo:color="#008000" fo:font-size="28pt" style:font-size-asian="28pt" style:font-size-complex="28pt"/>
    </style:style>
    <style:style style:name="T20" style:family="text">
      <style:text-properties fo:color="#ff0000" fo:font-size="28pt" style:font-size-asian="28pt" style:font-size-complex="28pt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style:font-name="Courier New1" fo:font-size="20pt" style:font-size-asian="20pt" style:font-size-complex="20pt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style:font-name="Courier1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2" draw:text-style-name="P1" draw:layer="layout" svg:width="23.254cm" svg:height="14.75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1">Single-board microcontroller</text:span></text:p>
              </text:list-item>
              <text:list-item>
                <text:p xml:id="id3" text:id="id3"><text:span text:style-name="T2">Microcontrolador</text:span></text:p>
                <text:list>
                  <text:list-item>
                    <text:p xml:id="id5" text:id="id5"><text:span text:style-name="T3">CPU, Memória, Serial, I/O</text:span></text:p>
                  </text:list-item>
                </text:list>
              </text:list-item>
              <text:list-item>
                <text:p xml:id="id6" text:id="id6"><text:span text:style-name="T2">Placa</text:span></text:p>
                <text:list>
                  <text:list-item>
                    <text:p xml:id="id7" text:id="id7"><text:span text:style-name="T3">Conectores, Fonte, USB, LEDs</text:span></text:p>
                  </text:list-item>
                </text:list>
              </text:list-item>
              <text:list-item>
                <text:p xml:id="id8" text:id="id8"><text:span text:style-name="T2">IDE</text:span></text:p>
                <text:list>
                  <text:list-item>
                    <text:p xml:id="id9" text:id="id9"><text:span text:style-name="T3">Compilador, Bibliotecas, Editor, </text:span><text:span text:style-name="T4">Burner</text:span></text:p>
                  </text:list-item>
                  <text:list-item>
                    <text:p xml:id="id10" text:id="id10"><text:span text:style-name="T4">http://arduino.cc/en/Reference/HomePage</text:span></text:p>
                  </text:list-item>
                </text:list>
              </text:list-item>
              <text:list-item>
                <text:p xml:id="id12" text:id="id12"><text:span text:style-name="T2">Shields</text:span></text:p>
                <text:list>
                  <text:list-item>
                    <text:p xml:id="id13" text:id="id13"><text:span text:style-name="T3">Display, Ethernet, Sensores, etc.</text:span></text:p>
                  </text:list-item>
                </text:list>
              </text:list-item>
            </text:list>
          </draw:text-box>
        </draw:frame>
        <draw:frame draw:style-name="gr1" draw:text-style-name="P2" xml:id="id2" draw:id="id2" draw:layer="layout" svg:width="5.779cm" svg:height="5.105cm" svg:x="21.055cm" svg:y="0.81cm">
          <draw:image xlink:href="Pictures/10000000000002580000025841BC6403A02CA1E3.jpg" xlink:type="simple" xlink:show="embed" xlink:actuate="onLoad">
            <text:p/>
          </draw:image>
        </draw:frame>
        <draw:frame draw:style-name="gr1" draw:text-style-name="P2" xml:id="id4" draw:id="id4" draw:layer="layout" svg:width="3.103cm" svg:height="2.327cm" svg:x="22.497cm" svg:y="6.85cm">
          <draw:image xlink:href="Pictures/10000000000000DC000000A5F0DC79049DACE522.jpg" xlink:type="simple" xlink:show="embed" xlink:actuate="onLoad">
            <text:p/>
          </draw:image>
        </draw:frame>
        <draw:frame draw:style-name="gr1" draw:text-style-name="P2" xml:id="id14" draw:id="id14" draw:layer="layout" svg:width="5.08cm" svg:height="3.464cm" svg:x="21.69cm" svg:y="17.221cm">
          <draw:image xlink:href="Pictures/10000000000004000000030097E9DC8670EEF80C.jpg" xlink:type="simple" xlink:show="embed" xlink:actuate="onLoad">
            <text:p/>
          </draw:image>
        </draw:frame>
        <draw:frame draw:style-name="gr1" draw:text-style-name="P2" xml:id="id11" draw:id="id11" draw:layer="layout" svg:width="7.256cm" svg:height="6.837cm" svg:x="20.349cm" svg:y="10.025cm">
          <draw:image xlink:href="Pictures/1000000000000225000002484230824E85872E1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/O básico</text:p>
          </draw:text-box>
        </draw:frame>
        <draw:frame draw:style-name="gr3" draw:text-style-name="P5" draw:layer="layout" svg:width="11.43cm" svg:height="7.446cm" svg:x="1.905cm" svg:y="7.611cm">
          <draw:text-box>
            <text:p text:style-name="P4"><text:span text:style-name="T5"/></text:p>
            <text:p text:style-name="P4"><text:span text:style-name="T5"><text:s text:c="2"/></text:span><text:span text:style-name="T5">// configura pino para I/O</text:span></text:p>
            <text:p text:style-name="P4"><text:span text:style-name="T5"><text:s text:c="2"/></text:span><text:span text:style-name="T5">pinMode(7, INPUT);</text:span></text:p>
            <text:p text:style-name="P4"><text:span text:style-name="T5"><text:s text:c="2"/></text:span><text:span text:style-name="T5">pinMode(9, OUTPUT);</text:span></text:p>
            <text:p text:style-name="P4"><text:span text:style-name="T6"/></text:p>
            <text:p text:style-name="P4"><text:span text:style-name="T5"><text:s text:c="2"/></text:span><text:span text:style-name="T5">// lê o pino</text:span></text:p>
            <text:p text:style-name="P4"><text:span text:style-name="T5"><text:s text:c="2"/></text:span><text:span text:style-name="T5">int val = digitalRead(7);</text:span></text:p>
            <text:p text:style-name="P4"><text:span text:style-name="T5"/></text:p>
            <text:p text:style-name="P4"><text:span text:style-name="T5"><text:s text:c="2"/></text:span><text:span text:style-name="T5">// escreve no pino</text:span></text:p>
            <text:p text:style-name="P4"><text:span text:style-name="T5"><text:s text:c="2"/></text:span><text:span text:style-name="T5">digitalWrite(9, HIGH);</text:span></text:p>
            <text:p text:style-name="P4"><text:span text:style-name="T5"/></text:p>
          </draw:text-box>
        </draw:frame>
        <draw:frame draw:style-name="gr1" draw:text-style-name="P2" draw:layer="layout" svg:width="10.583cm" svg:height="8.678cm" svg:x="15.117cm" svg:y="7.385cm">
          <draw:image xlink:href="Pictures/10000201000001F40000019A780CDA466932D6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 IDE</text:p>
          </draw:text-box>
        </draw:frame>
        <draw:frame draw:style-name="gr4" draw:text-style-name="P5" draw:layer="layout" svg:width="18.415cm" svg:height="1.279cm" svg:x="3.705cm" svg:y="7.611cm">
          <draw:text-box>
            <text:p text:style-name="P4"><text:span text:style-name="T7">$ /opt/reativos/arduino-1.8.1/arduino</text:span></text:p>
          </draw:text-box>
        </draw:frame>
        <draw:frame presentation:style-name="pr4" draw:text-style-name="P1" draw:layer="layout" svg:width="25.159cm" svg:height="13.859cm" svg:x="1.512cm" svg:y="5.117cm" presentation:class="outline" presentation:user-transformed="true">
          <draw:text-box>
            <text:list text:style-name="L2">
              <text:list-item>
                <text:p><text:span text:style-name="T2">Abrir o terminal</text:span><text:span text:style-name="T8">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 IDE</text:p>
          </draw:text-box>
        </draw:frame>
        <draw:frame draw:style-name="gr5" draw:text-style-name="P6" draw:layer="layout" svg:width="15.922cm" svg:height="15.226cm" svg:x="0.423cm" svg:y="4.439cm">
          <draw:image xlink:href="Pictures/100000000000037B0000035486CDB05E6340D7B5.png" xlink:type="simple" xlink:show="embed" xlink:actuate="onLoad">
            <text:p/>
          </draw:image>
        </draw:frame>
        <draw:frame presentation:style-name="pr5" draw:text-style-name="P7" xml:id="id15" draw:id="id15" draw:layer="layout" svg:width="9.525cm" svg:height="0.906cm" svg:x="5.075cm" svg:y="14.005cm" presentation:class="outline" presentation:user-transformed="true">
          <draw:text-box>
            <text:p><text:span text:style-name="T9">Renomear para “blink.ino”</text:span></text:p>
          </draw:text-box>
        </draw:frame>
        <draw:frame draw:style-name="gr5" draw:text-style-name="P6" xml:id="id16" draw:id="id16" draw:layer="layout" svg:width="15.894cm" svg:height="17.145cm" svg:x="11.606cm" svg:y="3.575cm">
          <draw:image xlink:href="Pictures/10000201000003200000035F734DD8706F861A1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hub</text:p>
          </draw:text-box>
        </draw:frame>
        <draw:frame draw:style-name="gr6" draw:text-style-name="P5" draw:layer="layout" svg:width="24.03cm" svg:height="6.827cm" svg:x="2.005cm" svg:y="7.611cm">
          <draw:text-box>
            <text:p text:style-name="P4"><text:span text:style-name="T7">$ git clone http://github.com/&lt;seu-nome&gt;/reativos</text:span></text:p>
            <text:p text:style-name="P4"><text:span text:style-name="T7">ou</text:span></text:p>
            <text:p text:style-name="P4"><text:span text:style-name="T7">$ cd reativos/</text:span></text:p>
            <text:p text:style-name="P4"><text:span text:style-name="T7">$ git pull</text:span></text:p>
            <text:p text:style-name="P4"><text:span text:style-name="T7">...</text:span></text:p>
            <text:p text:style-name="P4"><text:span text:style-name="T7">$ git gui <text:s text:c="3"/># verificar mudanças e aplicar o “commit”</text:span></text:p>
            <text:p text:style-name="P4"><text:span text:style-name="T7">$ git push</text:span></text:p>
          </draw:text-box>
        </draw:frame>
        <draw:frame presentation:style-name="pr4" draw:text-style-name="P1" draw:layer="layout" svg:width="25.159cm" svg:height="13.859cm" svg:x="1.512cm" svg:y="5.117cm" presentation:class="outline" presentation:user-transformed="true">
          <draw:text-box>
            <text:list text:style-name="L2">
              <text:list-item>
                <text:p><text:span text:style-name="T2">Abrir o terminal</text:span><text:span text:style-name="T8">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output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Piscar o LED a cada 1 segundo</text:span></text:p>
              </text:list-item>
              <text:list-item>
                <text:p><text:span text:style-name="T10">/opt/reativos/code/arduino/blink-00/blink-00.ino</text:span></text:p>
              </text:list-item>
            </text:list>
          </draw:text-box>
        </draw:frame>
        <draw:frame draw:style-name="gr7" draw:text-style-name="P5" draw:layer="layout" svg:width="24.13cm" svg:height="8.157cm" svg:x="1.905cm" svg:y="9.111cm">
          <draw:text-box>
            <text:p text:style-name="P4"><text:span text:style-name="T5">#define LED_PIN 13</text:span></text:p>
            <text:p text:style-name="P4"><text:span text:style-name="T5"><text:s/></text:span></text:p>
            <text:p text:style-name="P4"><text:span text:style-name="T11">void</text:span><text:span text:style-name="T5"> setup () {</text:span></text:p>
            <text:p text:style-name="P4"><text:span text:style-name="T5"><text:s text:c="4"/></text:span><text:span text:style-name="T5">pinMode(LED_PIN, OUTPUT); <text:s text:c="4"/></text:span><text:span text:style-name="T12">// Enable pin 13 for digital out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11">void</text:span><text:span text:style-name="T5"> loop () {</text:span></text:p>
            <text:p text:style-name="P4"><text:span text:style-name="T5"><text:s text:c="4"/></text:span><text:span text:style-name="T5">digitalWrite(LED_PIN, HIGH); <text:s/></text:span><text:span text:style-name="T12">// Turn on the LED</text:span></text:p>
            <text:p text:style-name="P4"><text:span text:style-name="T5"><text:s text:c="4"/></text:span><text:span text:style-name="T5">delay(1000); <text:s text:c="17"/></text:span><text:span text:style-name="T12">// Wait one second (1000 milliseconds)</text:span></text:p>
            <text:p text:style-name="P4"><text:span text:style-name="T5"><text:s text:c="4"/></text:span><text:span text:style-name="T5">digitalWrite(LED_PIN, LOW); <text:s text:c="2"/></text:span><text:span text:style-name="T12">// Turn off the LED</text:span></text:p>
            <text:p text:style-name="P4"><text:span text:style-name="T5"><text:s text:c="4"/></text:span><text:span text:style-name="T5">delay(1000); <text:s text:c="17"/></text:span><text:span text:style-name="T12">// Wait one second</text:span></text:p>
            <text:p text:style-name="P4"><text:span text:style-name="T5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input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Fazer o LED acompanhar o estado do botão</text:span></text:p>
              </text:list-item>
              <text:list-item>
                <text:p><text:span text:style-name="T10">/opt/reativos/code/arduino/button-01/button-01</text:span></text:p>
              </text:list-item>
            </text:list>
          </draw:text-box>
        </draw:frame>
        <draw:frame draw:style-name="gr8" draw:text-style-name="P5" draw:layer="layout" svg:width="24.13cm" svg:height="8.174cm" svg:x="1.905cm" svg:y="9.111cm">
          <draw:text-box>
            <text:p text:style-name="P4"><text:span text:style-name="T5">#define LED_PIN 13</text:span></text:p>
            <text:p text:style-name="P4"><text:span text:style-name="T5">#define BUT_PIN <text:s/>2</text:span></text:p>
            <text:p text:style-name="P4"><text:span text:style-name="T5"><text:s/></text:span></text:p>
            <text:p text:style-name="P4"><text:span text:style-name="T11">void</text:span><text:span text:style-name="T5"> setup () {</text:span></text:p>
            <text:p text:style-name="P4"><text:span text:style-name="T5"><text:s text:c="4"/></text:span><text:span text:style-name="T5">pinMode(LED_PIN, OUTPUT); <text:s text:c="6"/></text:span><text:span text:style-name="T12">// Enable pin 13 for digital output</text:span></text:p>
            <text:p text:style-name="P4"><text:span text:style-name="T5"><text:s text:c="4"/></text:span><text:span text:style-name="T5">pinMode(BUT_PIN, INPUT); <text:s text:c="7"/></text:span><text:span text:style-name="T12">// Enable pin <text:s/>2 for digital in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11">void</text:span><text:span text:style-name="T5"> loop () {</text:span></text:p>
            <text:p text:style-name="P4"><text:span text:style-name="T5"><text:s text:c="4"/></text:span><text:span text:style-name="T11">int</text:span><text:span text:style-name="T5"> but = digitalRead(BUT_PIN); </text:span><text:span text:style-name="T12">// Read button state</text:span></text:p>
            <text:p text:style-name="P4"><text:span text:style-name="T5"><text:s text:c="4"/></text:span><text:span text:style-name="T5">digitalWrite(LED_PIN, but); <text:s text:c="4"/></text:span><text:span text:style-name="T12">// Copy state to LED</text:span></text:p>
            <text:p text:style-name="P4"><text:span text:style-name="T5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2" draw:layer="layout" svg:width="10.16cm" svg:height="7.62cm" draw:transform="rotate (-3.14159265358979) translate (27.005cm 13.805cm)">
          <draw:image xlink:href="Pictures/1000000000000A0000000780E28F00FBFE7803A6.jpg" xlink:type="simple" xlink:show="embed" xlink:actuate="onLoad">
            <text:p/>
          </draw:image>
        </draw:frame>
        <draw:frame draw:style-name="gr9" draw:text-style-name="P2" draw:layer="layout" svg:width="15.118cm" svg:height="12.53cm" svg:x="1.092cm" svg:y="4.115cm">
          <draw:image xlink:href="Pictures/1000000000000271000002069AC59E2EE8DEB3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7" draw:text-style-name="P1" draw:layer="layout" svg:width="25.159cm" svg:height="14.247cm" svg:x="1.511cm" svg:y="5.116cm" presentation:class="outline" presentation:user-transformed="true">
          <draw:text-box>
            <text:list text:style-name="L2">
              <text:list-item>
                <text:p xml:id="id17" text:id="id17"><text:span text:style-name="T2">Piscar o LED a cada 1 segundo</text:span></text:p>
              </text:list-item>
              <text:list-item>
                <text:p xml:id="id18" text:id="id18"><text:span text:style-name="T2">Parar ao pressionar o botão, mantendo o LED aceso para sempre (mesmo após soltar o botão)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 xml:id="id20" text:id="id20"><text:span text:style-name="T2">Programa interativo!</text:span></text:p>
              </text:list-item>
            </text:list>
          </draw:text-box>
        </draw:frame>
        <draw:frame draw:style-name="gr10" draw:text-style-name="P5" xml:id="id19" draw:id="id19" draw:layer="layout" svg:width="16.585cm" svg:height="8.191cm" svg:x="5.505cm" svg:y="9.612cm">
          <draw:text-box>
            <text:p text:style-name="P4"><text:span text:style-name="T11">void</text:span><text:span text:style-name="T5"> loop () {</text:span></text:p>
            <text:p text:style-name="P4"><text:span text:style-name="T5"><text:s text:c="4"/></text:span><text:span text:style-name="T5">digitalWrite(LED_PIN, HIGH);</text:span></text:p>
            <text:p text:style-name="P4"><text:span text:style-name="T5"><text:s text:c="4"/></text:span><text:span text:style-name="T5">delay(1000);</text:span></text:p>
            <text:p text:style-name="P4"><text:span text:style-name="T5"><text:s text:c="4"/></text:span><text:span text:style-name="T5">digitalWrite(LED_PIN, LOW);</text:span></text:p>
            <text:p text:style-name="P4"><text:span text:style-name="T5"><text:s text:c="4"/></text:span><text:span text:style-name="T5">delay(1000);</text:span></text:p>
            <text:p text:style-name="P4"><text:span text:style-name="T5"/></text:p>
            <text:p text:style-name="P4"><text:span text:style-name="T5"><text:s text:c="4"/></text:span><text:span text:style-name="T11">int</text:span><text:span text:style-name="T5"> but = digitalRead(BUT_PIN);</text:span></text:p>
            <text:p text:style-name="P4"><text:span text:style-name="T5"><text:s text:c="4"/></text:span><text:span text:style-name="T11">if</text:span><text:span text:style-name="T5"> (but) {</text:span></text:p>
            <text:p text:style-name="P4"><text:span text:style-name="T5"><text:s text:c="8"/></text:span><text:span text:style-name="T5">digitalWrite(LED_PIN, HIGH);</text:span></text:p>
            <text:p text:style-name="P4"><text:span text:style-name="T5"><text:s text:c="8"/></text:span><text:span text:style-name="T11">while</text:span><text:span text:style-name="T5">(1);</text:span></text:p>
            <text:p text:style-name="P4"><text:span text:style-name="T5"><text:s text:c="4"/></text:span><text:span text:style-name="T5">}</text:span></text:p>
            <text:p text:style-name="P4"><text:span text:style-name="T5">}</text:span></text:p>
          </draw:text-box>
        </draw:frame>
        <draw:custom-shape draw:style-name="gr11" draw:text-style-name="P8" xml:id="id22" draw:id="id22" draw:layer="layout" svg:width="5.742cm" svg:height="0.505cm" svg:x="6.985cm" svg:y="11.13cm">
          <text:p text:style-name="P4"/>
          <draw:enhanced-geometry svg:viewBox="0 0 21600 21600" draw:type="rectangle" draw:enhanced-path="M 0 0 L 21600 0 21600 21600 0 21600 0 0 Z N"/>
        </draw:custom-shape>
        <draw:custom-shape draw:style-name="gr11" draw:text-style-name="P8" xml:id="id21" draw:id="id21" draw:layer="layout" svg:width="5.742cm" svg:height="0.505cm" svg:x="6.985cm" svg:y="12.4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3" draw:text-style-name="P3" draw:layer="layout" svg:width="16.79cm" svg:height="13.364cm" svg:x="2.098cm" svg:y="14.107cm" presentation:class="notes">
            <draw:text-box>
              <text:p><text:span text:style-name="T13">- delay faz o programa ficar interativo</text:span></text:p>
            </draw:text-box>
          </draw:frame>
        </presentation:notes>
      </draw:page>
      <draw:page draw:name="page10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0.836cm" svg:y="8.019cm" presentation:class="title" presentation:user-transformed="true">
          <draw:text-box>
            <text:p>vs</text:p>
          </draw:text-box>
        </draw:frame>
        <draw:frame draw:style-name="gr1" draw:text-style-name="P2" draw:layer="layout" svg:width="13.038cm" svg:height="4.198cm" svg:x="1.767cm" svg:y="1.815cm">
          <draw:image xlink:href="Pictures/1000000000000604000001F029C13915DD6A1303.jpg" xlink:type="simple" xlink:show="embed" xlink:actuate="onLoad">
            <text:p/>
          </draw:image>
        </draw:frame>
        <draw:frame draw:style-name="gr1" draw:text-style-name="P2" draw:layer="layout" svg:width="11.64cm" svg:height="6.896cm" svg:x="14.605cm" svg:y="13.335cm">
          <draw:image xlink:href="Pictures/10000000000001F4000001790D7A63EE88F2DE4F.jpg" xlink:type="simple" xlink:show="embed" xlink:actuate="onLoad">
            <text:p/>
          </draw:image>
        </draw:frame>
        <draw:frame presentation:style-name="pr1" draw:text-style-name="P9" draw:layer="layout" svg:width="12.701cm" svg:height="3.506cm" svg:x="14.435cm" svg:y="2.119cm" presentation:class="title" presentation:user-transformed="true">
          <draw:text-box>
            <text:p><text:span text:style-name="T14">Programa</text:span><text:span text:style-name="T14"><text:line-break/></text:span><text:span text:style-name="T14">Reativo</text:span></text:p>
          </draw:text-box>
        </draw:frame>
        <draw:frame presentation:style-name="pr1" draw:text-style-name="P9" draw:layer="layout" svg:width="12.701cm" svg:height="3.506cm" svg:x="1.469cm" svg:y="14.709cm" presentation:class="title" presentation:user-transformed="true">
          <draw:text-box>
            <text:p><text:span text:style-name="T14">Chamadas</text:span><text:span text:style-name="T14"><text:line-break/></text:span><text:span text:style-name="T14">Bloqueante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 - Alternativa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Usar a função </text:span><text:span text:style-name="T15">millis()</text:span><text:span text:style-name="T2"> para contar o tempo, </text:span><text:span text:style-name="T16">sem bloquear</text:span><text:span text:style-name="T2">.</text:span></text:p>
                <text:p><text:span text:style-name="T2"/></text:p>
              </text:list-item>
            </text:list>
          </draw:text-box>
        </draw:frame>
        <draw:frame draw:style-name="gr1" draw:text-style-name="P2" draw:layer="layout" svg:width="23.408cm" svg:height="10.132cm" svg:x="2.312cm" svg:y="8.648cm">
          <draw:image xlink:href="Pictures/100000000000037E00000183F1B2F7E405D5C91F.png" xlink:type="simple" xlink:show="embed" xlink:actuate="onLoad">
            <text:p/>
          </draw:image>
        </draw:frame>
        <draw:frame draw:style-name="gr12" draw:text-style-name="P5" xml:id="id23" draw:id="id23" draw:layer="layout" svg:width="10.795cm" svg:height="3.175cm" svg:x="14.605cm" svg:y="14.14cm">
          <draw:text-box>
            <text:p text:style-name="P4"><text:span text:style-name="T11">void</text:span><text:span text:style-name="T5"> loop () {</text:span></text:p>
            <text:p text:style-name="P4"><text:span text:style-name="T5"><text:s text:c="4"/></text:span><text:span text:style-name="T5">millis(); <text:s/></text:span><text:span text:style-name="T17">// 1,2,4,5,...</text:span></text:p>
            <text:p text:style-name="P4"><text:span text:style-name="T5"><text:s text:c="4"/></text:span><text:span text:style-name="T5">delay(1);</text:span></text:p>
            <text:p text:style-name="P4"><text:span text:style-name="T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Guardar </text:span><text:span text:style-name="T1">timestamp</text:span><text:span text:style-name="T2"> da última mudança</text:span></text:p>
              </text:list-item>
              <text:list-item>
                <text:p><text:span text:style-name="T2">Guardar estado atual do L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3" draw:text-style-name="P3" draw:layer="layout" svg:width="16.79cm" svg:height="13.364cm" svg:x="2.098cm" svg:y="14.107cm" presentation:class="notes">
            <draw:text-box>
              <text:p><text:span text:style-name="T13">- como se fossem dois loops em paralelo</text:span></text:p>
              <text:p><text:span text:style-name="T13">- a ordem entre os dois blocos é irrelevante</text:span></text:p>
              <text:p><text:span text:style-name="T13">- pergunta: como ter dois loops ao mesmo tempo?</text:span></text:p>
            </draw:text-box>
          </draw:frame>
        </presentation:notes>
      </draw:page>
      <draw:page draw:name="page13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versão de Controle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24" text:id="id24"><text:span text:style-name="T2">Aplicação (programador) =&gt; Ambiente (dispositivos)</text:span></text:p>
              </text:list-item>
              <text:list-item>
                <text:p xml:id="id25" text:id="id25"><text:span text:style-name="T2">Programação sequencial =&gt; Variáveis globais de estado</text:span></text:p>
              </text:list-item>
            </text:list>
          </draw:text-box>
        </draw:frame>
        <draw:frame draw:style-name="gr13" draw:text-style-name="P5" xml:id="id26" draw:id="id26" draw:layer="layout" svg:width="11.43cm" svg:height="4.458cm" svg:x="1.305cm" svg:y="9.512cm">
          <draw:text-box>
            <text:p text:style-name="P4"><text:span text:style-name="T11">void</text:span><text:span text:style-name="T5"> loop () {</text:span></text:p>
            <text:p text:style-name="P4"><text:span text:style-name="T5"><text:s text:c="4"/></text:span><text:span text:style-name="T5">digitalWrite(LED_PIN, HIGH);</text:span></text:p>
            <text:p text:style-name="P4"><text:span text:style-name="T5"><text:s text:c="4"/></text:span><text:span text:style-name="T5">delay(1000);</text:span></text:p>
            <text:p text:style-name="P4"><text:span text:style-name="T5"><text:s text:c="4"/></text:span><text:span text:style-name="T5">digitalWrite(LED_PIN, LOW);</text:span></text:p>
            <text:p text:style-name="P4"><text:span text:style-name="T5"><text:s text:c="4"/></text:span><text:span text:style-name="T5">delay(1000);</text:span></text:p>
            <text:p text:style-name="P4"><text:span text:style-name="T5">}</text:span></text:p>
          </draw:text-box>
        </draw:frame>
        <draw:frame draw:style-name="gr14" draw:text-style-name="P5" xml:id="id28" draw:id="id28" draw:layer="layout" svg:width="13.335cm" svg:height="7.385cm" svg:x="13.335cm" svg:y="9.513cm">
          <draw:text-box>
            <text:p text:style-name="P4"><text:span text:style-name="T11">int</text:span><text:span text:style-name="T5"> state = 1;</text:span></text:p>
            <text:p text:style-name="P4"><text:span text:style-name="T11">unsigned</text:span><text:span text:style-name="T5"> </text:span><text:span text:style-name="T11">long</text:span><text:span text:style-name="T5"> old;</text:span></text:p>
            <text:p text:style-name="P4"><text:span text:style-name="T11">void</text:span><text:span text:style-name="T5"> loop () {</text:span></text:p>
            <text:p text:style-name="P4"><text:span text:style-name="T5"><text:s text:c="4"/></text:span><text:span text:style-name="T11">unsigned</text:span><text:span text:style-name="T5"> </text:span><text:span text:style-name="T11">long</text:span><text:span text:style-name="T5"> now = millis(); </text:span></text:p>
            <text:p text:style-name="P4"><text:span text:style-name="T5"><text:s text:c="4"/></text:span><text:span text:style-name="T11">if</text:span><text:span text:style-name="T5"> (now &gt;= old+1000) {</text:span></text:p>
            <text:p text:style-name="P4"><text:span text:style-name="T5"><text:s text:c="8"/></text:span><text:span text:style-name="T5">old = now;</text:span></text:p>
            <text:p text:style-name="P4"><text:span text:style-name="T5"><text:s text:c="8"/></text:span><text:span text:style-name="T5">state = !state;</text:span></text:p>
            <text:p text:style-name="P4"><text:span text:style-name="T5"><text:s text:c="8"/></text:span><text:span text:style-name="T5">digitalWrite(LED_PIN, state);</text:span></text:p>
            <text:p text:style-name="P4"><text:span text:style-name="T5"><text:s text:c="4"/></text:span><text:span text:style-name="T5">}</text:span></text:p>
            <text:p text:style-name="P4"><text:span text:style-name="T5">}</text:span></text:p>
          </draw:text-box>
        </draw:frame>
        <draw:polyline draw:style-name="gr15" draw:text-style-name="P2" xml:id="id27" draw:id="id27" draw:layer="layout" svg:width="0cm" svg:height="1.904cm" svg:x="2.235cm" svg:y="10.66cm" svg:viewBox="0 0 0 1905" draw:points="0,0 0,1905">
          <text:p/>
        </draw:polyline>
        <draw:custom-shape draw:style-name="gr11" draw:text-style-name="P8" xml:id="id29" draw:id="id29" draw:layer="layout" svg:width="6.177cm" svg:height="0.505cm" svg:x="13.508cm" svg:y="10.35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33" draw:id="id33" draw:layer="layout" svg:width="1.905cm" svg:height="0.505cm" svg:x="18.215cm" svg:y="12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xml:id="id37" draw:id="id37" draw:layer="layout" svg:width="1.572cm" svg:height="0.505cm" svg:x="16.208cm" svg:y="13.05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30" draw:id="id30" draw:layer="layout" svg:width="6.177cm" svg:height="0.505cm" svg:x="13.508cm" svg:y="9.7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31" draw:id="id31" draw:layer="layout" svg:width="5.08cm" svg:height="4.38cm" svg:x="6.375cm" svg:y="14.77cm">
          <text:p text:style-name="P4"><text:span text:style-name="T18">- inicialização</text:span></text:p>
          <text:p text:style-name="P4"><text:span text:style-name="T18"/></text:p>
          <text:p text:style-name="P4"><text:span text:style-name="T18">- decodificação</text:span></text:p>
          <text:p text:style-name="P4"><text:span text:style-name="T18"/></text:p>
          <text:p text:style-name="P4"><text:span text:style-name="T18">- codificação</text:span></text:p>
          <draw:enhanced-geometry svg:viewBox="0 0 21600 21600" draw:type="rectangle" draw:enhanced-path="M 0 0 L 21600 0 21600 21600 0 21600 0 0 Z N"/>
        </draw:custom-shape>
        <draw:polyline draw:style-name="gr15" draw:text-style-name="P2" xml:id="id32" draw:id="id32" draw:layer="layout" svg:width="3.274cm" svg:height="5.614cm" svg:x="10.16cm" svg:y="10.16cm" svg:viewBox="0 0 3275 5615" draw:points="3275,0 0,5615">
          <text:p/>
        </draw:polyline>
        <draw:polyline draw:style-name="gr15" draw:text-style-name="P2" xml:id="id34" draw:id="id34" draw:layer="layout" svg:width="7.919cm" svg:height="4.144cm" svg:x="10.495cm" svg:y="12.7cm" svg:viewBox="0 0 7920 4145" draw:points="7920,0 0,4145">
          <text:p/>
        </draw:polyline>
        <draw:polyline draw:style-name="gr15" draw:text-style-name="P2" xml:id="id38" draw:id="id38" draw:layer="layout" svg:width="5.955cm" svg:height="4.479cm" svg:x="10.16cm" svg:y="13.3cm" svg:viewBox="0 0 5956 4480" draw:points="5956,0 0,4480">
          <text:p/>
        </draw:polyline>
        <draw:custom-shape draw:style-name="gr11" draw:text-style-name="P8" xml:id="id35" draw:id="id35" draw:layer="layout" svg:width="2.54cm" svg:height="0.505cm" svg:x="19.05cm" svg:y="13.755cm">
          <text:p/>
          <draw:enhanced-geometry svg:viewBox="0 0 21600 21600" draw:type="rectangle" draw:enhanced-path="M 0 0 L 21600 0 21600 21600 0 21600 0 0 Z N"/>
        </draw:custom-shape>
        <draw:polyline draw:style-name="gr15" draw:text-style-name="P2" xml:id="id36" draw:id="id36" draw:layer="layout" svg:width="8.553cm" svg:height="2.874cm" svg:x="10.496cm" svg:y="13.97cm" svg:viewBox="0 0 8554 2875" draw:points="8554,0 0,2875">
          <text:p/>
        </draw:polyline>
        <draw:polyline draw:style-name="gr15" draw:text-style-name="P2" xml:id="id40" draw:id="id40" draw:layer="layout" svg:width="6.348cm" svg:height="3.809cm" svg:x="10.161cm" svg:y="13.97cm" svg:viewBox="0 0 6349 3810" draw:points="6349,0 0,3810">
          <text:p/>
        </draw:polyline>
        <draw:custom-shape draw:style-name="gr11" draw:text-style-name="P8" xml:id="id39" draw:id="id39" draw:layer="layout" svg:width="2.54cm" svg:height="0.505cm" svg:x="15.85cm" svg:y="13.7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3" draw:text-style-name="P3" draw:layer="layout" svg:width="16.79cm" svg:height="13.364cm" svg:x="2.098cm" svg:y="14.107cm" presentation:class="notes">
            <draw:text-box>
              <text:p><text:span text:style-name="T13">- pergunta: no máximo, quanto tempo dura uma variável local?</text:span></text:p>
            </draw:text-box>
          </draw:frame>
        </presentation:notes>
      </draw:page>
      <draw:page draw:name="page14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41" text:id="id41"><text:span text:style-name="T19">Execução sequencial com chamadas bloqueantes</text:span></text:p>
                <text:list>
                  <text:list-item>
                    <text:p xml:id="id42" text:id="id42"><text:span text:style-name="T20">não reativo</text:span></text:p>
                  </text:list-item>
                </text:list>
              </text:list-item>
              <text:list-item>
                <text:p xml:id="id43" text:id="id43"><text:span text:style-name="T20">Inversão de controle e variáveis de estado</text:span></text:p>
                <text:list>
                  <text:list-item>
                    <text:p xml:id="id44" text:id="id44"><text:span text:style-name="T19">reativ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refa-02</text:p>
          </draw:text-box>
        </draw:frame>
        <draw:frame presentation:style-name="pr8" draw:text-style-name="P11" draw:layer="layout" svg:width="25.199cm" svg:height="13.859cm" svg:x="1.4cm" svg:y="4.914cm" presentation:class="outline">
          <draw:text-box>
            <text:list text:style-name="L2">
              <text:list-item>
                <text:p xml:id="id45" text:id="id45"><text:span text:style-name="T21">Debouncing</text:span></text:p>
              </text:list-item>
            </text:list>
          </draw:text-box>
        </draw:frame>
        <draw:frame draw:style-name="gr17" draw:text-style-name="P2" xml:id="id46" draw:id="id46" draw:layer="layout" svg:width="12.673cm" svg:height="7.831cm" svg:x="7.711cm" svg:y="8.704cm">
          <draw:image xlink:href="Pictures/10000000000001DF000001286628850919D0929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9" draw:text-style-name="P12" draw:layer="layout" svg:width="16.79cm" svg:height="13.364cm" svg:x="2.098cm" svg:y="14.107cm" presentation:class="notes">
            <draw:text-box>
              <text:p>- pausa entre 1a e 2a aula</text:p>
            </draw:text-box>
          </draw:frame>
        </presentation:notes>
      </draw:page>
      <draw:page draw:name="page17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os de Concorrência</text:p>
          </draw:text-box>
        </draw:frame>
        <draw:frame presentation:style-name="pr4" draw:text-style-name="P1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2">Modelo Assíncrono</text:span></text:p>
                <text:list>
                  <text:list-item>
                    <text:p><text:span text:style-name="T3">ChibiOS: </text:span><text:span text:style-name="T23">http://www.chibios.org</text:span></text:p>
                  </text:list-item>
                  <text:list-item>
                    <text:p><text:span text:style-name="T3">Occam-PI: </text:span></text:p>
                  </text:list-item>
                </text:list>
                <text:p><text:span text:style-name="T24"/></text:p>
              </text:list-item>
              <text:list-item>
                <text:p><text:span text:style-name="T22">Modelo Síncrono</text:span></text:p>
                <text:list>
                  <text:list-item>
                    <text:p><text:span text:style-name="T3">Arduino Loop</text:span></text:p>
                  </text:list-item>
                  <text:list-item>
                    <text:p><text:span text:style-name="T3">Cé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9" draw:text-style-name="P3" draw:layer="layout" svg:width="16.79cm" svg:height="13.364cm" svg:x="2.098cm" svg:y="14.107cm" presentation:class="notes">
            <draw:text-box>
              <text:p><text:span text:style-name="T13">- pausa entre 1a e 2a aula</text:span></text:p>
            </draw:text-box>
          </draw:frame>
        </presentation:notes>
      </draw:page>
      <draw:page draw:name="page19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ini Arduino</text:p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ini Arduino<text:line-break/><text:span text:style-name="T9">(29 de março e 19 de abril)</text:span></text:p>
          </draw:text-box>
        </draw:frame>
        <draw:frame presentation:style-name="pr10" draw:text-style-name="P1" draw:layer="layout" svg:width="23.254cm" svg:height="15.093cm" svg:x="1.511cm" svg:y="5.116cm" presentation:class="outline" presentation:user-transformed="true">
          <draw:text-box>
            <text:list text:style-name="L2">
              <text:list-item>
                <text:p><text:span text:style-name="T2">Entrada / Sensor</text:span></text:p>
                <text:list>
                  <text:list-item>
                    <text:p><text:span text:style-name="T3">Distância, Movimento, Controle IR, RTC, Acelerômetro, Teclado, Umidade, Temperatura, Luz, Botões</text:span></text:p>
                  </text:list-item>
                </text:list>
              </text:list-item>
              <text:list-item>
                <text:p><text:span text:style-name="T2">Saída / Atuador</text:span></text:p>
                <text:list>
                  <text:list-item>
                    <text:p><text:span text:style-name="T3">LEDs, LCD, Motor, Servo, Buzina</text:span></text:p>
                  </text:list-item>
                </text:list>
              </text:list-item>
              <text:list-item>
                <text:p><text:span text:style-name="T2">Entrada e Saída</text:span></text:p>
                <text:list>
                  <text:list-item>
                    <text:p><text:span text:style-name="T3">Módulo RF, Bluetooth, Tela touch, Kit carro</text:span></text:p>
                  </text:list-item>
                </text:list>
              </text:list-item>
              <text:list-item>
                <text:p><text:span text:style-name="T2">Links</text:span></text:p>
                <text:list>
                  <text:list-item>
                    <text:p><text:span text:style-name="T25">http://www.eletrogate.com/pd-218d8b-kit-big-jack.html</text:span></text:p>
                  </text:list-item>
                  <text:list-item>
                    <text:p><text:span text:style-name="T25">http://www.eletrogate.com/pd-1c2f01-kit-chassi-2wd-robo-para-arduino.html</text:span></text:p>
                  </text:list-item>
                  <text:list-item>
                    <text:p><text:span text:style-name="T25">http://excamera.com/sphinx/gameduino2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745</meta:editing-cycles>
    <meta:editing-duration>P35DT12H18M2S</meta:editing-duration>
    <meta:initial-creator>chico </meta:initial-creator>
    <dc:date>2017-04-25T19:22:39.915949347</dc:date>
    <meta:document-statistic meta:object-count="15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